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Table_20_Contents">
      <style:paragraph-properties fo:text-align="justify" style:justify-single-word="false"/>
      <style:text-properties style:font-name="Times New Roman" fo:language="en" fo:country="US"/>
    </style:style>
    <style:style style:name="P14" style:family="paragraph" style:parent-style-name="Table_20_Contents">
      <style:paragraph-properties fo:margin-top="0in" fo:margin-bottom="0.0598in" fo:text-align="justify" style:justify-single-word="false"/>
      <style:text-properties style:font-name="Times New Roman" fo:language="en" fo:country="US"/>
    </style:style>
    <style:style style:name="P15"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7"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8" style:family="paragraph" style:parent-style-name="Heading_20_1">
      <style:text-properties fo:language="en" fo:country="US"/>
    </style:style>
    <style:style style:name="P19"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20"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2" style:family="paragraph" style:parent-style-name="Text_20_body">
      <style:paragraph-properties fo:text-align="justify" style:justify-single-word="false"/>
    </style:style>
    <style:style style:name="T1"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56643896" text:id="ct256643896">
          <text:insertion>
            <office:change-info>
              <dc:creator>wlodek </dc:creator>
              <dc:date>2016-03-03T16:15:00</dc:date>
            </office:change-info>
          </text:insertion>
        </text:changed-region>
        <text:changed-region xml:id="ct256644000" text:id="ct256644000">
          <text:deletion>
            <office:change-info>
              <dc:creator>wlodek </dc:creator>
              <dc:date>2016-03-03T16:15:00</dc:date>
            </office:change-info>
            <text:p text:style-name="P1">February 24</text:p>
          </text:deletion>
        </text:changed-region>
        <text:changed-region xml:id="ct256641192" text:id="ct256641192">
          <text:insertion>
            <office:change-info>
              <dc:creator>wlodek </dc:creator>
              <dc:date>2016-03-03T10:01:00</dc:date>
            </office:change-info>
          </text:insertion>
        </text:changed-region>
        <text:changed-region xml:id="ct256644208" text:id="ct256644208">
          <text:insertion>
            <office:change-info>
              <dc:creator>wlodek </dc:creator>
              <dc:date>2016-03-03T10:02:00</dc:date>
            </office:change-info>
          </text:insertion>
        </text:changed-region>
        <text:changed-region xml:id="ct256644312" text:id="ct256644312">
          <text:insertion>
            <office:change-info>
              <dc:creator>wlodek </dc:creator>
              <dc:date>2016-03-03T10:02:00</dc:date>
            </office:change-info>
          </text:insertion>
        </text:changed-region>
        <text:changed-region xml:id="ct256641712" text:id="ct256641712">
          <text:insertion>
            <office:change-info>
              <dc:creator>wlodek </dc:creator>
              <dc:date>2016-03-03T10:03:00</dc:date>
            </office:change-info>
          </text:insertion>
        </text:changed-region>
        <text:changed-region xml:id="ct256641088" text:id="ct256641088">
          <text:insertion>
            <office:change-info>
              <dc:creator>wlodek </dc:creator>
              <dc:date>2016-03-03T10:04:00</dc:date>
            </office:change-info>
          </text:insertion>
        </text:changed-region>
        <text:changed-region xml:id="ct256641400" text:id="ct256641400">
          <text:insertion>
            <office:change-info>
              <dc:creator>wlodek </dc:creator>
              <dc:date>2016-03-03T10:04:00</dc:date>
            </office:change-info>
          </text:insertion>
        </text:changed-region>
        <text:changed-region xml:id="ct259065464" text:id="ct259065464">
          <text:insertion>
            <office:change-info>
              <dc:creator>wlodek </dc:creator>
              <dc:date>2016-03-19T12:13:00</dc:date>
            </office:change-info>
          </text:insertion>
        </text:changed-region>
        <text:changed-region xml:id="ct259065880" text:id="ct259065880">
          <text:insertion>
            <office:change-info>
              <dc:creator>wlodek </dc:creator>
              <dc:date>2016-03-19T12:14:00</dc:date>
            </office:change-info>
          </text:insertion>
        </text:changed-region>
        <text:changed-region xml:id="ct259062760" text:id="ct259062760">
          <text:insertion>
            <office:change-info>
              <dc:creator>wlodek </dc:creator>
              <dc:date>2016-03-19T12:15:00</dc:date>
            </office:change-info>
          </text:insertion>
        </text:changed-region>
        <text:changed-region xml:id="ct259064320" text:id="ct259064320">
          <text:insertion>
            <office:change-info>
              <dc:creator>wlodek </dc:creator>
              <dc:date>2016-03-19T12:16:00</dc:date>
            </office:change-info>
          </text:insertion>
        </text:changed-region>
        <text:changed-region xml:id="ct259065152" text:id="ct259065152">
          <text:insertion>
            <office:change-info>
              <dc:creator>wlodek </dc:creator>
              <dc:date>2016-03-19T12:17:00</dc:date>
            </office:change-info>
          </text:insertion>
        </text:changed-region>
        <text:changed-region xml:id="ct259065256" text:id="ct259065256">
          <text:insertion>
            <office:change-info>
              <dc:creator>wlodek </dc:creator>
              <dc:date>2016-03-19T12:18:00</dc:date>
            </office:change-info>
          </text:insertion>
        </text:changed-region>
        <text:changed-region xml:id="ct256642024" text:id="ct256642024">
          <text:insertion>
            <office:change-info>
              <dc:creator>wlodek </dc:creator>
              <dc:date>2016-03-03T15:11:00</dc:date>
            </office:change-info>
          </text:insertion>
        </text:changed-region>
        <text:changed-region xml:id="ct256641816" text:id="ct256641816">
          <text:insertion>
            <office:change-info>
              <dc:creator>wlodek </dc:creator>
              <dc:date>2016-03-03T15:12:00</dc:date>
            </office:change-info>
          </text:insertion>
        </text:changed-region>
        <text:changed-region xml:id="ct256642128" text:id="ct256642128">
          <text:insertion>
            <office:change-info>
              <dc:creator>wlodek </dc:creator>
              <dc:date>2016-03-03T15:13:00</dc:date>
            </office:change-info>
          </text:insertion>
        </text:changed-region>
        <text:changed-region xml:id="ct256642544" text:id="ct256642544">
          <text:insertion>
            <office:change-info>
              <dc:creator>wlodek </dc:creator>
              <dc:date>2016-03-03T15:14:00</dc:date>
            </office:change-info>
          </text:insertion>
        </text:changed-region>
        <text:changed-region xml:id="ct256642232" text:id="ct256642232">
          <text:insertion>
            <office:change-info>
              <dc:creator>wlodek </dc:creator>
              <dc:date>2016-03-03T15:16:00</dc:date>
            </office:change-info>
          </text:insertion>
        </text:changed-region>
        <text:changed-region xml:id="ct256642440" text:id="ct256642440">
          <text:insertion>
            <office:change-info>
              <dc:creator>wlodek </dc:creator>
              <dc:date>2016-03-03T15:17:00</dc:date>
            </office:change-info>
          </text:insertion>
        </text:changed-region>
        <text:changed-region xml:id="ct256642648" text:id="ct256642648">
          <text:insertion>
            <office:change-info>
              <dc:creator>wlodek </dc:creator>
              <dc:date>2016-03-03T15:24:00</dc:date>
            </office:change-info>
          </text:insertion>
        </text:changed-region>
        <text:changed-region xml:id="ct256642752" text:id="ct256642752">
          <text:deletion>
            <office:change-info>
              <dc:creator>wlodek </dc:creator>
              <dc:date>2016-03-03T15:27:00</dc:date>
            </office:change-info>
            <text:p text:style-name="P2"><text:span text:style-name="T1"/></text:p>
            <text:p text:style-name="P2"><text:span text:style-name="T1"/></text:p>
          </text:deletion>
        </text:changed-region>
        <text:changed-region xml:id="ct256644728" text:id="ct256644728">
          <text:insertion>
            <office:change-info>
              <dc:creator>wlodek </dc:creator>
              <dc:date>2016-03-03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UART plugin implementing OSSI version 1.5</text:h>
      <text:p text:style-name="P1"/>
      <text:p text:style-name="P1"><text:change-start text:change-id="ct256643896"/>March 19<text:change-end text:change-id="ct256643896"/><text:change text:change-id="ct256644000"/>, 2016</text:p>
      <text:p text:style-name="P4"/>
      <text:h text:style-name="P18"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8"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1"><text:soft-page-break/><text:tab/><text:span text:style-name="T8">global PM</text:span></text:p>
      <text:p text:style-name="P12"><text:tab/>…</text:p>
      <text:p text:style-name="P12"><text:tab/>if [info exists PM(DPF)] {</text:p>
      <text:p text:style-name="P12"><text:tab/><text:tab/>… piter</text:p>
      <text:p text:style-name="P12"><text:tab/>} else {</text:p>
      <text:p text:style-name="P12"><text:tab/><text:tab/>… udaemon</text:p>
      <text:p text:style-name="P7"><text:tab/>}</text:p>
      <text:p text:style-name="P4">This test is performed only once in the plugin, in the adaptation part, in order to define the right set of interface functions expected by the caller.</text:p>
      <text:h text:style-name="P18"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1"><text:tab/>:set dumplevel 3</text:p>
      <text:p text:style-name="P4"><text:tab/>control -dump $dumplevel</text:p>
      <text:p text:style-name="P4">or</text:p>
      <text:p text:style-name="P11"><text:soft-page-break/><text:tab/>:proc pars { i } { return "-mask $i -tags 4 5 6 7" }</text:p>
      <text:p text:style-name="P4"><text:tab/>setassoc [pars 3]</text:p>
      <text:p text:style-name="P4">This isn't probably extremely useful (well, maybe in callback files – see below), but comes almost for free.</text:p>
      <text:h text:style-name="P18" text:outline-level="1">Internal commands</text:h>
      <text:p text:style-name="P4">Two commands are “special” in the sense that they do not directly transform into data sent to the node. One of them is:</text:p>
      <text:p text:style-name="P11"><text:tab/><text:span text:style-name="T9">control</text:span> <text:tab/>-nodeid nid </text:p>
      <text:p text:style-name="P11"><text:tab/><text:tab/><text:tab/>-confirm ack|opref|both|off</text:p>
      <text:p text:style-name="P11"><text:tab/><text:tab/><text:tab/>-dump dlev</text:p>
      <text:p text:style-name="P11"><text:tab/><text:tab/><text:tab/>-echo on|off|scripts</text:p>
      <text:p text:style-name="P11"><text:tab/><text:tab/><text:tab/>-repeat nrep</text:p>
      <text:p text:style-name="P11"><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3">-nodeid</text:p>
          </table:table-cell>
          <table:table-cell table:style-name="Table1.A1" office:value-type="string">
            <text:p text:style-name="P13">Sets the Node Id as known by the plugin (to be <text:span text:style-name="T1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3">-confirm</text:p>
          </table:table-cell>
          <table:table-cell table:style-name="Table1.A1" office:value-type="string">
            <text:p text:style-name="P13">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3">-dump</text:p>
          </table:table-cell>
          <table:table-cell table:style-name="Table1.A1" office:value-type="string">
            <text:p text:style-name="P14">The parameter sets the dump level telling the plugin what information should be "dumped" to the terminal. The values are:</text:p>
            <text:list xml:id="list109941543545039657" text:style-name="L1">
              <text:list-item>
                <text:p text:style-name="P19">Dump nothing.</text:p>
              </text:list-item>
              <text:list-item>
                <text:p text:style-name="P19">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9">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9">Additionally the plugin will report all packets that are ignored, <text:soft-page-break/>because they don't match the node Id assumed by the plugin. Such packets will be marked with <text:span text:style-name="T7">&lt;-N.</text:span></text:p>
              </text:list-item>
            </text:list>
            <text:p text:style-name="P14">The default value of this parameter is 3.</text:p>
          </table:table-cell>
        </table:table-row>
        <table:table-row>
          <table:table-cell table:style-name="Table1.A1" office:value-type="string">
            <text:p text:style-name="P13">-echo</text:p>
          </table:table-cell>
          <table:table-cell table:style-name="Table1.A1" office:value-type="string">
            <text:p text:style-name="P13">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3">-repeat</text:p>
          </table:table-cell>
          <table:table-cell table:style-name="Table1.A1" office:value-type="string">
            <text:p text:style-name="P13">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3">-quiet</text:p>
          </table:table-cell>
          <table:table-cell table:style-name="Table1.A1" office:value-type="string">
            <text:p text:style-name="P13">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3">-show</text:p>
          </table:table-cell>
          <table:table-cell table:style-name="Table1.A1" office:value-type="string">
            <text:p text:style-name="P13">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1"><text:tab/><text:span text:style-name="T9">script</text:span><text:tab/>-loop delay</text:p>
      <text:p text:style-name="P11"><text:tab/><text:tab/>-count ntimes</text:p>
      <text:p text:style-name="P11"><text:tab/><text:tab/>-name id</text:p>
      <text:p text:style-name="P11"><text:tab/><text:tab/>-abort id … id</text:p>
      <text:p text:style-name="P11"><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3">-loop</text:p>
          </table:table-cell>
          <table:table-cell table:style-name="Table2.A1" office:value-type="string">
            <text:p text:style-name="P13">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3">-count</text:p>
          </table:table-cell>
          <table:table-cell table:style-name="Table2.A1" office:value-type="string">
            <text:p text:style-name="P13">Tells how many times the script should be run. Zero (the default) means infinitely (i.e., until explicitly aborted).</text:p>
          </table:table-cell>
        </table:table-row>
        <text:soft-page-break/>
        <table:table-row>
          <table:table-cell table:style-name="Table2.A1" office:value-type="string">
            <text:p text:style-name="P13">-name</text:p>
          </table:table-cell>
          <table:table-cell table:style-name="Table2.A1" office:value-type="string">
            <text:p text:style-name="P13">Assigns a name (Id) to the script. If absent, the script will be assigned some standard Id (which will be shown to the user).</text:p>
          </table:table-cell>
        </table:table-row>
        <table:table-row>
          <table:table-cell table:style-name="Table2.A1" office:value-type="string">
            <text:p text:style-name="P13">filename</text:p>
          </table:table-cell>
          <table:table-cell table:style-name="Table2.A1" office:value-type="string">
            <text:p text:style-name="P13">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3">-abort</text:p>
          </table:table-cell>
          <table:table-cell table:style-name="Table2.A1" office:value-type="string">
            <text:p text:style-name="P13">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3">-show</text:p>
          </table:table-cell>
          <table:table-cell table:style-name="Table2.A1" office:value-type="string">
            <text:p text:style-name="P13">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5"/>
      <text:p text:style-name="P11"><text:tab/><text:span text:style-name="T9">send</text:span><text:tab/>-ack yes|no</text:p>
      <text:p text:style-name="P11"><text:tab/><text:tab/>-response yes|no</text:p>
      <text:p text:style-name="P11"><text:tab/><text:tab/>-sequence seq</text:p>
      <text:p text:style-name="P11"><text:tab/><text:tab/><text:span text:style-name="T11">-local nidl</text:span></text:p>
      <text:p text:style-name="P11"><text:tab/><text:tab/>-opref<text:tab/>opref</text:p>
      <text:p text:style-name="P11"><text:tab/><text:tab/><text:span text:style-name="T11">-remote nidr</text:span></text:p>
      <text:p text:style-name="P11"><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text:span text:style-name="T11">nidl nidl</text:span> opcode opref <text:span text:style-name="T11">nidr nidr</text:span> payload</text:p>
      <text:p text:style-name="P4">All arguments are optional. <text:span text:style-name="T11">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5"/>
      <text:p text:style-name="P4"><text:tab/><text:span text:style-name="T9">getparams </text:span>parameter-tags</text:p>
      <text:p text:style-name="P4">The command accepts the standard options (see send) plus these identifiers of node parameters (arbitrary unique abbreviations): -nodeid, -esn, -master, -netid, -tarp<text:change-start text:change-id="ct256641192"/>a<text:change-end text:change-id="ct256641192"/><text:change-start text:change-id="ct256644208"/>ll<text:change-end text:change-id="ct256644208"/>, -tarpcnt, -tagmgr, -audit, -autoack, -beacon, -version, -uptime, -memstat, -meminfo, -sniff<text:change-start text:change-id="ct256644312"/>, <text:change-end text:change-id="ct256644312"/><text:change-start text:change-id="ct256641712"/>-pegmode<text:change-end text:change-id="ct256641712"/>.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5"/>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text:change-start text:change-id="ct256641088"/>all<text:change-end text:change-id="ct256641088"/>, -tagmgr, -audit, -autoack, -beacon, -sniff<text:change-start text:change-id="ct256641400"/>, -pegmode<text:change-end text:change-id="ct256641400"/>. Each tag should be followed by a value.<text:change-start text:change-id="ct259065464"/></text:p>
      <text:p text:style-name="P4">Some of the parameters<text:change-end text:change-id="ct259065464"/><text:change-start text:change-id="ct259065880"/> cannot be set in <text:change-end text:change-id="ct259065880"/><text:change-start text:change-id="ct259062760"/>the <text:span text:style-name="T6">regular</text:span> mode (PMOD_REG(0)). First, the host must be set to <text:change-end text:change-id="ct259062760"/><text:change-start text:change-id="ct259064320"/><text:span text:style-name="T6">configurable</text:span> (PMOD_CONF(1)) or <text:span text:style-name="T6">custodian</text:span> (PMOD_CUST(2)) mode<text:change-end text:change-id="ct259064320"/><text:change-start text:change-id="ct259065152"/>.<text:change-end text:change-id="ct259065152"/><text:change-start text:change-id="ct259065256"/> PAR_SNIFF and PAR_NID are such now, more will be added.<text:change-end text:change-id="ct259065256"/></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5"/>
      <text:p text:style-name="P4"><text:tab/><text:span text:style-name="T9">getassoc</text:span> -from index</text:p>
      <text:p text:style-name="P4">The command retrieves from the node the Tag association list. The argument is optional and defaults to zero.</text:p>
      <text:p text:style-name="P15"/>
      <text:p text:style-name="P11"><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tab/>setassoc -mask 0x7 -tags 12 13 14 15 16 -mask 0xc0 24 25 26</text:p>
      <text:p text:style-name="P4">will assign the first mask (0x7) to Tags 12, 13, 14, 15, 16, and the second mask (0xc0) <text:soft-page-break/>to Tags 24, 25, 26.</text:p>
      <text:p text:style-name="Horizontal_20_Line"/>
      <text:p text:style-name="P4"><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change-start text:change-id="ct256642024"/></text:p>
      <text:p text:style-name="P4"/>
      <text:h text:style-name="P17" text:outline-level="1">Remote commands</text:h>
      <text:p text:style-name="P2"><text:span text:style-name="T3">With very few exceptions</text:span><text:change-end text:change-id="ct256642024"/><text:change-start text:change-id="ct256641816"/><text:span text:style-name="T3">, they act as regular commands but are executed on a remote peg.</text:span><text:change-end text:change-id="ct256641816"/><text:change-start text:change-id="ct256642128"/><text:span text:style-name="T3"> The node interfacing this </text:span><text:change-end text:change-id="ct256642128"/><text:change-start text:change-id="ct256642544"/><text:span text:style-name="T3">plugin must be in the Custodian mode (PMOD_CUST).</text:span><text:change-end text:change-id="ct256642544"/><text:change-start text:change-id="ct256642232"/><text:span text:style-name="T3"> The node where the command is to be executed must be in the Configurable mode (PMOD_CONF).</text:span><text:change-end text:change-id="ct256642232"/><text:change-start text:change-id="ct256642440"/><text:span text:style-name="T3"> Let's illustrate with an alphatest.xml example, acting from node 1:</text:span></text:p>
      <text:p text:style-name="P4"/>
      <text:p text:style-name="P8"><text:change-end text:change-id="ct256642440"/><text:change-start text:change-id="ct256642648"/>getparam -pegmode</text:p>
      <text:p text:style-name="P8">--&gt;: [81 00 00 01 80 00 00 10]</text:p>
      <text:p text:style-name="P8">-ACK: OK nid=1 seq=1</text:p>
      <text:p text:style-name="P8">&lt;-A: [81 01 00 00 00]</text:p>
      <text:p text:style-name="P10"><text:span text:style-name="T4">-RSP: OK nid=1 ref=0 getparams: </text:span><text:span text:style-name="T5">pegmode=0</text:span></text:p>
      <text:p text:style-name="P8">&lt;-O: [02 01 00 01 80 00 01 00 10 00]</text:p>
      <text:p text:style-name="P8">getparam -pegmode -remote 39351</text:p>
      <text:p text:style-name="P8">--&gt;: [82 00 00 01 81 b7 99 10]</text:p>
      <text:p text:style-name="P8">-ACK: OK nid=1 seq=2</text:p>
      <text:p text:style-name="P8">&lt;-A: [82 01 00 00 00]</text:p>
      <text:p text:style-name="P10"><text:span text:style-name="T4">-RSP: </text:span><text:span text:style-name="T5">ERES</text:span><text:span text:style-name="T4"> nid=1 ref=1 getparams:</text:span></text:p>
      <text:p text:style-name="P8">&lt;-O: [03 01 00 01 81 07 01 00]</text:p>
      <text:p text:style-name="P8">setparam -pegmode 2</text:p>
      <text:p text:style-name="P8">--&gt;: [83 00 00 02 82 00 00 10 02]</text:p>
      <text:p text:style-name="P8">-ACK: OK nid=1 seq=3</text:p>
      <text:p text:style-name="P8">&lt;-A: [83 01 00 00 00]</text:p>
      <text:p text:style-name="P8"><text:soft-page-break/>-RSP: OK nid=1 ref=2 setparams</text:p>
      <text:p text:style-name="P8">&lt;-O: [04 01 00 02 82 00 01 00]</text:p>
      <text:p text:style-name="P8">getparam -pegmode -remote 39351</text:p>
      <text:p text:style-name="P8">--&gt;: [84 00 00 01 83 b7 99 10]</text:p>
      <text:p text:style-name="P8">-ACK: OK nid=1 seq=4</text:p>
      <text:p text:style-name="P2"><text:span text:style-name="T1">&lt;-A: [84 01 00 00 00]</text:span><text:change-end text:change-id="ct256642648"/><text:change text:change-id="ct256642752"/><text:change-start text:change-id="ct256644728"/>At present, the remode will NOT respond to RF commands if it is not in Configurable mode (EMUL shows "rpc? &lt;node_id&gt;"). It is safe but confusing, easy to change if we want to. To continue:</text:p>
      <text:p text:style-name="P2">setparam -pegmode 1 -remote 39351</text:p>
      <text:p text:style-name="P2">--&gt;: [8d 00 00 02 8c b7 99 10 01]</text:p>
      <text:p text:style-name="P2">-ACK: OK nid=1 seq=13</text:p>
      <text:p text:style-name="P2">&lt;-A: [8d 01 00 00 00]</text:p>
      <text:p text:style-name="P2">-RSP: OK nid=39351 ref=12 setparams</text:p>
      <text:p text:style-name="P2">&lt;-O: [05 01 00 02 8c 00 b7 99]</text:p>
      <text:p text:style-name="P2">and now the pair Custodian (node 1) and Configurable (node 39351) is ready to cooperate.</text:p>
      <text:p text:style-name="P2"/>
      <text:h text:style-name="Heading_20_1" text:outline-level="1"><text:change-end text:change-id="ct256644728"/>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log entries, and (received) relays 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55M22S</meta:editing-duration>
    <meta:editing-cycles>112</meta:editing-cycles>
    <meta:generator>OpenOffice/4.0.1$Win32 OpenOffice.org_project/401m5$Build-9714</meta:generator>
    <dc:date>2016-03-19T12:20:34.73</dc:date>
    <dc:creator>wlodek </dc:creator>
    <meta:document-statistic meta:table-count="2" meta:image-count="0" meta:object-count="0" meta:page-count="8" meta:paragraph-count="160" meta:word-count="2655" meta:character-count="15833"/>
    <meta:user-defined meta:name="Info 1"/>
    <meta:user-defined meta:name="Info 2"/>
    <meta:user-defined meta:name="Info 3"/>
    <meta:user-defined meta:name="Info 4"/>
  </office:meta>
</office:document-meta>
</file>